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4339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w7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ar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Abadd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Abel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Abel_Mizram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Abiathar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Abida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abide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Abijah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Abilen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Abimael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Abimelech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Abiu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abomination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Abraham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Abram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according_to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accuse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haia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Achaicus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Achim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Adah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Adbeel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Add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Admah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adopt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dramyttlum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driatic_Sea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Adullam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adultery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eneas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Aen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gabus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grippa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Ahaz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Ahuzzath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Aiah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Aka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Akbor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Akkad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alabaster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lexandri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Allon_bakuth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Almodad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lphaeus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altar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Alvah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Alva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Amalek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amaze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ambassador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amen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Amittai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Amminadab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Ammon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Ammorites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Amo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mphipolis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Ampliatus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Amraphel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Anah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Anam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nanias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ncestor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Andrew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Andronicus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An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nnas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annointe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Antichrist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ntioch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Antipa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ntipatris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Apelles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pollonia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apostl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Apphia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appointed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ppolos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quila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rabia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Aram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Aran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rarat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Archippus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Areli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reopagus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Aretas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argument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Arimathea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Arioch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arise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ristarchus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Aristobuius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Arkites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Arni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Arodi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around</text:p>
          </table:table-cell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Arphaxad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arrow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rtemas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Arvad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Asenath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ash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ashamed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Ashbel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Asher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Ashhur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Ashkenaz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AshterothKarnaim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Ashur_land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Ashur_man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Asshurites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ssos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assuranc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Assyria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Asyncritius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thens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Atod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ttalia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authorit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aveng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Avith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awake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Azor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zotus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Baal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Baal_Hanan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baby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Babylon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bag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Balaam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Balak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baptize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Bar_JesusNotChrist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Barabbas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Barachia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Barak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Barnabas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Barsabbas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Bartholomew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Bartimaeus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Basemath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bask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bear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bear_with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beast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become_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become_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Bedad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Beer_Lahai_Roi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Beeri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Beersheba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beg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behind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Beker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Bela_man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Bela_town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believe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belt</text:p>
          </table:table-cell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Ben_Ammi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Ben_oni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Benjamin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Beor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Bera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Berea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Bered_city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Bered_man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Beriah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Bernic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beside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Bethany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Bethel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Bethesda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ethlehem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Bethphag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Bethsaida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Bethuel_city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Bethuel_man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betray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ible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Bilhah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Bilhan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Birsh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irth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ithynia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itter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blasphemy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Blastus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bless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blessed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blind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oast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Boaz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bow_arrow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boy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boys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Bozrah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breastplate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ribe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bride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bright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br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bronze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brother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brothers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building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burde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bury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Buz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Caesa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Caesarea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Caiapha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Cainan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Calah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camel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Cana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Canaan_land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Canaan_man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Candice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Capernaum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Caphtorites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Cappadocia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carpenter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Carpus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catc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Cenchrea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centurion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ceremony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Chaldea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chapter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chario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Chios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Chloe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choose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Chorazi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Christ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Chuza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Cilicia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circumcize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citizen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Claudius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Clement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Cleopas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cloak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Clopa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clothing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Cnidus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a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comfort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concubine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condemn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confuse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Corinth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Cornelius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cornerstone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Cosam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couch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council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countrymen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countrysid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covenant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cow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creation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Crescan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Cret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Crispus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crooked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crowd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crown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crucify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crush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cry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curtain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Cush_land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Cush_man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cymbol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Cypress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Cyren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Dalmanutha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Dalmatia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Damaris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Dan_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Dan_man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daughter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daughters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deaf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Deborah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Decapolis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deceiv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deceiver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Dedan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deer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Demes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Demetrius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denarius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deny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Derb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escend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descendant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desire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Didymus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Diklah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Dinah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Dinhabah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Dionysius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Diotrephes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dirty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disciple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discipline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discourage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Dishan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Dishon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disobey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divide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divorc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Dodanim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dominion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donkey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door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Dorcas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Dothan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doubt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dough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dov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drunk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Drusilla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Dumah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dus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eagle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ear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earn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eas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eat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Ebal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Eber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Eden_garden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Eden_man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Edom_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Edom_man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Ehi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El_Elohe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Elah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Elam_land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Elam_ma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Eldaah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elder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Eleazar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elect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Eliakim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Eliezer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Elijah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Eliphaz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Elisha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Eliu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Elizabeth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Ellasar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Elmadam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Elon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Emites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Emmaus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Enaim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encourage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enemy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Enoch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Enos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envy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Epaenetus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Epaphroditus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Ephah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Epher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Ephesus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Ephraim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Ephraim_land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Ephrath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Ephr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Epicurean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Erastus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Erech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Esau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Esek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Eshban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Eshkol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Esli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Eubulus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Eunice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eunuch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Euodia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Euphrates_river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Eutychus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evangelist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everyon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everything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eveywhere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xample_pattern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expain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Ezbon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Ezer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Fair_Haven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faithful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famine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farewell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fast_no_eat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fast_spee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fat_animal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father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feast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fig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finger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erma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flesh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flip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flood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flour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flute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fool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foreigner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foreknowledge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forgive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Fortunatus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foundation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fox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free_no_cost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Freedmen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frog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fulfill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futile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future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a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Gadara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Gaham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Gaius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Galatia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Galeed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Galile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Gallio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Gamaliel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Gatam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gat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gathered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Gaza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generatio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Gennesare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Gera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er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Gershon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Gether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Gethsemane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Gideon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Gihon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Gilead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Girgashites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girl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girls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glory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gluttony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go_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goat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godly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Gog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Goiim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Golgotha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Gomer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omorrah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go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Goshen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governo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grain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grape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grateful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greed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greeting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grin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groom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grow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gua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guil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Guni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Hadad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Hadar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Hadoram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Hagar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Haggi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hail_storm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hair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half</text:p>
          </table:table-cell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Ham_person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Ham_villag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Hamathites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Hamul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Haran_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Haran_ma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harp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arsh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rves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harvester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hate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ve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Havilah_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Havilah_person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Hazarmaveth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Hazezon_Tamar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Haz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eal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Heber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Hebrew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Hebron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hedg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heir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hell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helper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Heman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Hemdan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Hermas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Hermes_idol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Hermes_person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Hermogenes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Herod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Herodians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Herodias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Herod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Heth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Hezekiah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Hezron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ierapolis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Hirah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hire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Hittites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Hivites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Hobah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hole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holy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honor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hope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Hori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Horites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horn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hosanna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ea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howlong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Hul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human_nature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humbl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hungry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Huppim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husband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Husham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Hushim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Hymenaeus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hymn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Iconium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idol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Idumea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ignoran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Illyricum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immeasurabl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Imnah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in_front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incense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inheritance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insect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Irad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Iram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Isaac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Isaiah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Ishbak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Ishmael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Ishvah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Ishvi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Iskah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Issachar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Ithran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Iturea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Jabal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Jabbok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Jacob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Jahleel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Jahziel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Jairus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Jakin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Jalam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Jambres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James_the_Disciple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Jamin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Jannai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Jannes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Japheth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Jared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Jason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Javan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Jebusites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Jechoniah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Jegar_Sahadutha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Jehoshaphat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Jemuel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ephthah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Jerah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Jeremiah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Jericho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erusalem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Jesse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Jesu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Jetheth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Jetu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Jeush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Jew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Jezabel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Jezer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Jidlaph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Joan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Jobab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Joel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John_the_Baptis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Jokshan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Joktan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Jonah_Simons_father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Jonam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ppa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Joram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Jordan_River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Jorim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Joses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Joshua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Josiah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otham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Jothan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Jubal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Judah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eb6c</text:p>
          </table:table-cell>
          <table:table-cell office:value-type="string" calcext:value-type="string">
            <text:p>Judas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as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Judas_Iscariot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Judea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judge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Judith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Julius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Junia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justify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Justus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Kadesh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Kadmonites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Kalneh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Karmi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Kasluhites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Kedar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Kedemah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Kedorlaomer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Kemuel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Kenaz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Kenites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Keran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Kesed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Keturah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Kezib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Kidron_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Kiriath_Arba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Kish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kiss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Kittim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knock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Kohath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Korah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Laba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Lamech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lamp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lampstand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land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Laodicea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Lasea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Lasha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Lazarus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leaf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Leah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leas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leathe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leaven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leg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Legion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Lehabites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leopard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leprosy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Letush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Leummim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Levi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evi_Matthew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Libia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lightning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linen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Linus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lion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Lob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locus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Lois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looks_like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ot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Lotan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ots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loud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lower_adj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Lucius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Lud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Ludites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Luke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lust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Luz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Lycanonia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Lycia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Lydda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Lydia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ysanius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Lysias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Lystra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acah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Maakah_woman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ath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chir_man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Machir_woman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Machpelah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dai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gadan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gdiel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gician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agog_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Magog_man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halaleel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Mahalath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Mahanaim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lchus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lkiel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Mamr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ae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ahath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asseh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manna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rket_pl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rrage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Martha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ry_Magdalene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Masrekah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ssa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Matred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ttatha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an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tthat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tthathia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ew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Me_Zahab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edan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egiddo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Mehetabel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ehujael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elchi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elchizedek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ele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ember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enna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erari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ercy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Mesha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eshack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Mesopotamia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essenger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ethuselah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ethushael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ibsam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ibzar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Michael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Midian_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idian_man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Miletus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Milkah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ind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iracle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iriam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mirror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ishma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Mitylen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Mizpah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izraim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izzah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nason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oab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Molech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More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Moria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oses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ost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unt_of_Olives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Mount_Sinai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Mount_Zio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outh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uppim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urderer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ustard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ut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Myra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yrrh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Mysi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Naamah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Naaman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Naggai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Nahath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Naho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Nahshon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um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nail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Nain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Naphish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Naphtali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Naphtuh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Narcius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athan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Nazareth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Nebaioth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needle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Negev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neighbo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opolis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Nereus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Neri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Nicano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Nicodemus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Nicolaus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Nicopolis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Nile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Nimrod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Ninevah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Noah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Nod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e309</text:p>
          </table:table-cell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NT_Jacob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NT_Joseph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Nympha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bal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Obed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obey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offering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Ohad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Oholibamah_man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Oholibamah_woman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oil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Olympus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Om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Onam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Onan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Onesimus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Oph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owe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ox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Paddan_Aram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Pallu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Pamphilia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Paphos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aralyze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aran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Parmenas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Parthia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passion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pastor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Patara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Pathrusites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patien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Patmos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Patrobas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Paul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pavemen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peace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Peleg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Peniel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Pentecost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perceiv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Perga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Pergamum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e37e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Perizzites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persecution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Persis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Phanuel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Pharaoh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Pharisee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Phicol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Philemon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Philetus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Philidelphia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ippi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Philistia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Phillip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Philologus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hilosopher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Phlegon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Phoebe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Phoenix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Phonecia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Phrygia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Phygelus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pig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pige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Pilate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Pildash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illa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pillow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Pinon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Pishon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Pisidia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plow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ed11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Pontus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porch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Porcius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possesive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possible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Potiphar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Potiphera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pour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prais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preach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reacher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precious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pregnant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prepare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press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pretend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priest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Priscilla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prison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risoner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Prochorus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promise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prophesy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rophe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prostitute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proverb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Ptolemais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Puah_ma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Puah_woma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Publius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Pudens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punishment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Put_man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Puteoli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Pyrrhus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Quartus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questioned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e316</text:p>
          </table:table-cell>
          <table:table-cell office:value-type="string" calcext:value-type="string">
            <text:p>questionmark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Quirinius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Raamah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Rachel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Rahab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am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Ramah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Rameses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ebekah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rebuke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eckon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redeem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reed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Rehoboam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Rehoboth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remember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repen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Rephaim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Resen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resurrec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Reu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uben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Reuel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Reumah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Rhegium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Rhesa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Rhoda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Rhodes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rib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right_time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righteous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Riphath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robber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Rom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rooster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Rosh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rough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Rufus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abbath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Sabtah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Sabteka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sacrifice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Sadducee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sail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Salamis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Salathiel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Salim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Salm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Salmone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Salome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salvation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Samaria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Samarit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Samlah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Samos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Samothr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Samso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sanctuary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Sapphira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Sarah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Sarai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ardis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ata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Saul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savior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scatter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Sceva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scorpion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Scythia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Sea_of_Galilee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Sea_of_Reeds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ea_of_Tiberias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Seba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Secundus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Seir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Seleucia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self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sell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Semien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Sephar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Serah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Sered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Sergius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Serug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servant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serve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Seth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sew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shade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shame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Shammah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haron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sharp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Shau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shav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Shaveh_Kiriathai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Shealtiel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Sheba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Shechem_city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Shechem_man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heep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Shelah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Sheleph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Shem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Shemeber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Sheol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pherd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Shepho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Shibah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Shillem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Shiloh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Shimron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Shinab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Shinar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Shobal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shoulder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shout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Shua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Shuah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Shuni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hur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iddim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Sidon_city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Sidon_person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sigh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Silas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iloam_city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Silvanus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Simon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Simon_Jesus_Brothe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Simon_of_Cyrene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Simon_the_Canaanit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SimonPete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SimontheLepe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Sinites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sinner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sister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sisters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Sitnah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skull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sky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slav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low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smaller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smooth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Smyrna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snake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Sodom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soldier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Solomon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on_of_MAN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ons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Sopater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sorcery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Sosthenes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so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sower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spice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spi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spy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Stachys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stair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steal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stem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Stephanas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Stephen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ster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stewardship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Stoic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stomach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storehouse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stranger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strangled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stretch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stumble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stumbling_block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suffer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Sukkoth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Susanna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Syntych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Tahash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tail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Tamar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Tarshish_person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Tarshish_villag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Tarsus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aste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tax_collector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teach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Tebah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teeth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Tema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Teman_land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Teman_man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temp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Terah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Tertius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Tertullus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testamony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Thaddaeus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Theophilus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Thessalonica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Theudas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thigh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thirst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Thomas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thorn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threshing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threshingfloor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throne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throw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Thyatira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Tiberias_city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Tiberius_man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Tigris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Timaeus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Timna_man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Timna_woman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Timnah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Timon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Timothy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Tiras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tithe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e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to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Togarmah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together_people</text:p>
          </table:table-cell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Tola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tomb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tongue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ouch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tower</text:p>
          </table:table-cell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Trachonitus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ransfiguration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trib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Troas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Trophimus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troubl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e09c</text:p>
          </table:table-cell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trumpet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trust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Tryphaena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Tryphosa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Tubal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Tubal_Cain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twin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Tychicus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Tyrannus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Tyr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under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understand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unity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unleavened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un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Urbanus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Uriah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Uz_land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Uz_man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Uzal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Uzziah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valle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victory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virgi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waist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wait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walk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wash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watch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watch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wave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weary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wedding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weigh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ll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whip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wid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ife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wilderness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window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wine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winnowingfork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wool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worm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Worm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worth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wrath_of_God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writer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Yahweh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yoke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Zaavan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Zacchaeus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Zadok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Zarephath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Zebede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Zeboyim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Zebulun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ariah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Zemarites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Zenas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Zepho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Zephon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Zerah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Zerubbabel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Zeus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Zibeon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Zillah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Zilpah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Zimra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Zo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Zuzites</text:p>
          </table:table-cell>
        </table:table-row>
        <table:table-row table:style-name="ro1" table:number-rows-repeated="10468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pw724.A1:pw724.C170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08:33:25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7T08:33:38.867000000</dc:date>
    <meta:editing-duration>PT1M30S</meta:editing-duration>
    <meta:editing-cycles>2</meta:editing-cycles>
    <meta:generator>LibreOffice/6.3.4.2$Windows_X86_64 LibreOffice_project/60da17e045e08f1793c57c00ba83cdfce946d0aa</meta:generator>
    <meta:document-statistic meta:table-count="1" meta:cell-count="5106" meta:object-count="0"/>
  </office:meta>
</office:document-meta>
</file>